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1.349cm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103cm"/>
    </style:style>
    <style:style style:name="Tabla1.D" style:family="table-column">
      <style:table-column-properties style:column-width="2.9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2.424cm"/>
    </style:style>
    <style:style style:name="Tabla1.9" style:family="table-row">
      <style:table-row-properties style:min-row-height="2.087cm"/>
    </style:style>
    <style:style style:name="Tabla1.12" style:family="table-row">
      <style:table-row-properties style:min-row-height="2.648cm"/>
    </style:style>
    <style:style style:name="P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9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10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11" style:family="paragraph" style:parent-style-name="Table_20_Contents">
      <style:text-properties style:font-name="Arial" fo:font-size="10pt" officeooo:rsid="0006e4ae" officeooo:paragraph-rsid="001c50c9" style:font-size-asian="10pt" style:font-size-complex="10pt"/>
    </style:style>
    <style:style style:name="P12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06e4ae" officeooo:paragraph-rsid="001e2dd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301074" style:font-size-asian="10pt" style:font-size-complex="10pt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19" style:family="paragraph" style:parent-style-name="Heading">
      <style:paragraph-properties fo:margin-top="0cm" fo:margin-bottom="0cm" style:contextual-spacing="true" fo:line-height="100%" fo:text-align="justify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19fd82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04a0cf" officeooo:paragraph-rsid="0019fd82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19fd82" officeooo:paragraph-rsid="0019fd82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0982e5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19fd82" style:font-size-asian="10pt" style:font-size-complex="10pt"/>
    </style:style>
    <style:style style:name="P30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04a0cf" style:font-size-asian="10pt" style:font-size-complex="10pt"/>
    </style:style>
    <style:style style:name="P31" style:family="paragraph" style:parent-style-name="Text_20_body">
      <style:text-properties officeooo:paragraph-rsid="00301074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14b791" style:font-size-asian="10pt" style:font-size-complex="10pt"/>
    </style:style>
    <style:style style:name="P34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0614c4" style:font-size-asian="10pt" style:font-size-complex="10pt"/>
    </style:style>
    <style:style style:name="P3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3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5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6" style:family="text">
      <style:text-properties fo:color="#000000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b791" style:font-weight-asian="bold" style:font-weight-complex="bold"/>
    </style:style>
    <style:style style:name="T13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4" style:family="text">
      <style:text-properties fo:color="#ffffff" fo:font-weight="bold" fo:background-color="transparent" loext:char-shading-value="0" style:font-weight-asian="bold" style:font-weight-complex="bold"/>
    </style:style>
    <style:style style:name="T15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ffffff" fo:font-size="8pt" fo:font-weight="bold" fo:background-color="transparent" loext:char-shading-value="0" style:font-size-asian="8pt" style:font-weight-asian="bold" style:font-size-complex="8pt" style:font-weight-complex="bold"/>
    </style:style>
    <style:style style:name="T1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296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ibo in objects"&gt;</text:placeholder></text:p>
      <text:p text:style-name="P32"/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8"><text:placeholder text:placeholder-type="text">&lt;company_name&gt;</text:placeholder> <text:s text:c="90"/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34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0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2">CUIT</text:p>
            <text:p text:style-name="P2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2">PERIODO DE LIQUIDACIÓN</text:p>
            <text:p text:style-name="P2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2">CATEGORÍA PROFESIONAL</text:p>
            <text:p text:style-name="P2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3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15"/>
          </table:table-cell>
          <table:table-cell table:style-name="Recibo1.A3" table:number-columns-spanned="2" office:value-type="string">
            <text:p text:style-name="P16">RETORNO</text:p>
          </table:table-cell>
          <table:covered-table-cell/>
          <table:table-cell table:style-name="Recibo1.A2" office:value-type="string">
            <text:p text:style-name="P16">DEDUCCIONES</text:p>
          </table:table-cell>
        </table:table-row>
        <table:table-row table:style-name="Recibo1.8">
          <table:table-cell table:style-name="Recibo1.A3" office:value-type="string">
            <text:p text:style-name="P36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Recibo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0"/>
          </table:table-cell>
        </table:table-row>
        <table:table-row>
          <table:table-cell table:style-name="Recibo1.A3" office:value-type="string">
            <text:p text:style-name="P13">TOTAL</text:p>
          </table:table-cell>
          <table:table-cell table:style-name="Recibo1.A3" table:number-columns-spanned="2" office:value-type="string">
            <text:p text:style-name="P26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7"/>
          </table:table-cell>
        </table:table-row>
        <table:table-row>
          <table:table-cell table:style-name="Recibo1.A2" table:number-columns-spanned="4" office:value-type="string">
            <text:p text:style-name="P9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responsable_administrativo&gt;</text:placeholder></text:p>
            <text:p text:style-name="P17">Responsable Administrativo</text:p>
          </table:table-cell>
          <table:covered-table-cell/>
          <table:covered-table-cell/>
          <table:covered-table-cell/>
        </table:table-row>
      </table:table>
      <text:p text:style-name="P31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9"><text:placeholder text:placeholder-type="text">&lt;company_name&gt;</text:placeholder> <text:s text:c="91"/><text:span text:style-name="T12"><text:s text:c="3"/></text:span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34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20">Duplicado</text:p>
            <text:p text:style-name="P29"><text:span text:style-name="T12">R</text:span><text:span text:style-name="T11">ecibo Nro</text:span></text:p>
            <text:p text:style-name="P35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0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0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1">CUIT</text:p>
            <text:p text:style-name="P3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1">PERIODO DE LIQUIDACIÓN</text:p>
            <text:p text:style-name="P3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1">CATEGORÍA PROFESIONAL</text:p>
            <text:p text:style-name="P3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4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CONCEPTO</text:p>
          </table:table-cell>
          <table:table-cell table:style-name="Tabla1.A3" table:number-columns-spanned="2" office:value-type="string">
            <text:p text:style-name="P15">RETORNO</text:p>
          </table:table-cell>
          <table:covered-table-cell/>
          <table:table-cell table:style-name="Tabla1.A2" office:value-type="string">
            <text:p text:style-name="P15">DEDUCCIONES</text:p>
          </table:table-cell>
        </table:table-row>
        <table:table-row table:style-name="Tabla1.8">
          <table:table-cell table:style-name="Tabla1.A3" office:value-type="string">
            <text:p text:style-name="P36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</table:table-cell>
          <table:table-cell table:style-name="Tabla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0"/>
          </table:table-cell>
        </table:table-row>
        <table:table-row table:style-name="Tabla1.9">
          <table:table-cell table:style-name="Tabla1.A3" office:value-type="string">
            <text:p text:style-name="P13"><text:span text:style-name="T19">T</text:span>OTAL</text:p>
          </table:table-cell>
          <table:table-cell table:style-name="Tabla1.A3" table:number-columns-spanned="2" office:value-type="string">
            <text:p text:style-name="P27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7"/>
          </table:table-cell>
        </table:table-row>
        <table:table-row>
          <table:table-cell table:style-name="Tabla1.A2" table:number-columns-spanned="4" office:value-type="string">
            <text:p text:style-name="P9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8"/>
            <text:p text:style-name="P28"/>
            <text:p text:style-name="P33"/>
            <text:p text:style-name="P33"/>
            <text:p text:style-name="P4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3:39:15.883957414</dc:date>
    <meta:editing-duration>PT11H59M58S</meta:editing-duration>
    <meta:editing-cycles>40</meta:editing-cycles>
    <meta:generator>LibreOffice/4.2.8.2$Linux_X86_64 LibreOffice_project/420m0$Build-2</meta:generator>
    <meta:document-statistic meta:table-count="2" meta:image-count="0" meta:object-count="0" meta:page-count="4" meta:paragraph-count="64" meta:word-count="139" meta:character-count="2414" meta:non-whitespace-character-count="1623"/>
  </office:meta>
</office:document-meta>
</file>